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42A820FF1D83189F57F.png" manifest:media-type="image/png"/>
  <manifest:file-entry manifest:full-path="Pictures/100000010000052E0000042A67B956A9D4AFDF0B.png" manifest:media-type="image/png"/>
  <manifest:file-entry manifest:full-path="Pictures/100000010000052E0000042AE1BCD4A12CC0A5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7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7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0.053cm" svg:y="-2cm" svg:width="17cm" svg:height="12.901cm" draw:z-index="0"><draw:image xlink:href="Pictures/100000010000052E0000042AE1BCD4A12CC0A5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char" svg:x="0cm" svg:y="0.31cm" svg:width="17cm" svg:height="12.16cm" draw:z-index="1"><draw:image xlink:href="Pictures/100000010000052E0000042A67B956A9D4AFDF0B.png" xlink:type="simple" xlink:show="embed" xlink:actuate="onLoad" draw:mime-type="image/png"/></draw:frame></text:p>
      <text:p text:style-name="Standard"><draw:frame draw:style-name="fr1" draw:name="Image3" text:anchor-type="char" svg:x="0.146cm" svg:y="1.069cm" svg:width="17cm" svg:height="12.808cm" draw:z-index="2"><draw:image xlink:href="Pictures/100000010000052E0000042A820FF1D83189F57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06:03.874039211</meta:creation-date>
    <dc:date>2023-11-28T09:23:51.870532630</dc:date>
    <meta:editing-duration>PT17M4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